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24pt" fo:font-weight="bold"/>
    </style:style>
    <style:style style:name="T6" style:family="text">
      <style:text-properties style:font-name="Verdana1" fo:font-size="14pt"/>
    </style:style>
    <style:style style:name="T7" style:family="text">
      <style:text-properties style:font-name="Verdana1" fo:font-size="14pt" style:text-underline-style="solid" style:text-underline-width="auto" style:text-underline-color="font-color"/>
    </style:style>
    <style:style style:name="T8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9" style:family="text">
      <style:text-properties style:font-name="Verdana1" fo:font-size="14pt"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own Rice Florentine</text:p>
      <text:p text:style-name="Standard"/>
      <text:p text:style-name="Standard">The word florentine makes this recipe sound really fancy.. but it’s not.. florentine just means it has spinach in it!! :) This makes a great side dish to a meal and if you cook your rice up earlier in the day or have it in the freezer this goes together super fast at dinner time.</text:p>
      <text:p text:style-name="Standard"/>
      <text:p text:style-name="Standard"><text:line-break/>1 medium onion, chopped<text:line-break/>½ a green or red pepper, chopped (or you can use a few mini peppers which is what I did in the pics below)<text:line-break/>2 or 3 large mushrooms, sliced<text:line-break/>2 cups fresh spinach baby spinach leaves or tear up larger leaf spinach in smaller pieces<text:line-break/>3 T butter<text:line-break/>4 cups cooked brown rice<text:line-break/>salt and pepper to taste<text:line-break/><text:line-break/><text:line-break/>Assemble your ingredients and chop up veggies.<text:line-break/><text:line-break/>Heat up a large frying pan on medium high heat. When it is hot, add the butter and let it melt. <text:line-break/><text:line-break/>Add the onions, peppers and mushrooms to the frying pan and let these cook until the veggies are soft. <text:line-break/><text:line-break/>Now add the spinach and stir this around until the spinach wilts.<text:line-break/><text:line-break/>Add the cooked rice.<text:line-break/><text:line-break/>Stir and heat up. Taste a bite and add some salt and pepper to your liking. <text:line-break/><text:line-break/>Enjoy!! :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54:25.93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3" meta:word-count="202" meta:character-count="1046"/>
  </office:meta>
</office:document-meta>
</file>